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d0d0d" style:font-name="S hne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d0d0d" style:font-name="S hne" fo:font-size="12pt" fo:letter-spacing="normal" fo:font-style="normal" fo:font-weight="normal"/>
    </style:style>
    <style:style style:name="T1" style:family="text">
      <style:text-properties fo:font-variant="normal" fo:text-transform="none" fo:color="#0d0d0d" style:font-name="S hne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ore strengths as a software developer:<text:line-break/></text:p>
      <text:p text:style-name="P2">My core strengths as a software developer lie primarily in full stack development, where I thrive on creating seamless and dynamic web applications that deliver exceptional user experiences. With a keen focus on web development, I possess a diverse range of experience across various development realms, including desktop applications, ML and NLP, although my primary expertise remains centered around web-based solutions. </text:p>
      <text:p text:style-name="P2"/>
      <text:p text:style-name="P2">Throughout my career journey, I've had the privilege of assuming leadership roles, notably as a team leader during my latest web application project within my internship. This experience not only honed my technical skills but also instilled in me a deep understanding of effective project management, collaboration, and the importance of delivering high-quality results on time.</text:p>
      <text:p text:style-name="P2"/>
      <text:p text:style-name="P2">At the core of my technical arsenal are robust languages and frameworks, including TypeScript, JavaScript, Python, React, FastAPI, Node.js, Express, Firebase, and more. I leverage these tools with precision and creativity to craft innovative solutions that exceed expectations and push boundaries in software development.</text:p>
      <text:p text:style-name="P2"/>
      <text:p text:style-name="P2">Driven by a profound passion and unwavering dedication to my craft, software development isn't just a career for me—it's a calling. I am committed to continuous learning, staying abreast of emerging technologies, and refining my skills to remain at the forefront of the ever-evolving tech landscape.</text:p>
      <text:p text:style-name="P2"/>
      <text:p text:style-name="P2">In summary, my expertise in full stack development, coupled with my experience in leadership roles, strong foundation in cutting-edge technologies, and unwavering passion for software development, positions me as a valuable asset capable of tackling complex challenges and driving success in any project or team environment.</text:p>
      <text:p text:style-name="P2"/>
      <text:p text:style-name="P2">Practical Experience &amp; Projects Portfolio:</text:p>
      <text:p text:style-name="P2"/>
      <text:p text:style-name="P2">As a team lead for Project LAAR (Lapsen Arki), I spearheaded the development of a comprehensive platform utilizing a robust tech stack including MUI, Azure, Vite, React, TypeScript, and Firebase. LAAR aimed to streamline everyday tasks for families. Additionally, I initiated Project REAL, a personal endeavor aimed at enhancing social media interactions. REAL, built on Next.js, TypeScript, TailwindCSS, and FastAPI, features real-time direct messaging using Socket.io. Explore LAAR's websites here and check out my earlier portfolio websites here.</text:p>
      <text:p text:style-name="P2"/>
      <text:p text:style-name="P2"/>
      <text:p text:style-name="P2"><text:soft-page-break/></text:p>
      <text:p text:style-name="P2">Tech Stack:</text:p>
      <text:p text:style-name="P2"/>
      <text:p text:style-name="P2">My versatile tech stack encompasses Next.js, Vite, Material-UI, MongoDB, PostgreSQL, SQL, Jest, PHP, Python, JavaScript, TypeScript, Tailwind CSS, Jira, Git, GitHub, Socket.IO, FastAPI, Flask, Express, Node.js, HTML/CSS, Electron, PyQt, Docker, and Discord. With proficiency in these tools and frameworks, I'm equipped to tackle diverse challenges and deliver innovative solutions.</text:p>
      <text:p text:style-name="P2"/>
      <text:p text:style-name="P2">Frontend Development:</text:p>
      <text:p text:style-name="P2">Next.js</text:p>
      <text:p text:style-name="P2">Vite</text:p>
      <text:p text:style-name="P2">Material-UI</text:p>
      <text:p text:style-name="P2">JavaScript</text:p>
      <text:p text:style-name="P2">TypeScript</text:p>
      <text:p text:style-name="P2">HTML/CSS</text:p>
      <text:p text:style-name="P2">Tailwind CSS</text:p>
      <text:p text:style-name="P2">Electron &amp; PyQt <text:s/>(for desktop applications)</text:p>
      <text:p text:style-name="P2">Flutter (upcoming / lerning)</text:p>
      <text:p text:style-name="P2"/>
      <text:p text:style-name="P2">Backend Development:</text:p>
      <text:p text:style-name="P2">MongoDB</text:p>
      <text:p text:style-name="P2">PostgreSQL</text:p>
      <text:p text:style-name="P2">SQL</text:p>
      <text:p text:style-name="P2">Express</text:p>
      <text:p text:style-name="P2">Node.js</text:p>
      <text:p text:style-name="P2">SQLAlchemy</text:p>
      <text:p text:style-name="P2">Python</text:p>
      <text:p text:style-name="P2">FastAPI</text:p>
      <text:p text:style-name="P2">Flask</text:p>
      <text:p text:style-name="P2">PHP</text:p>
      <text:p text:style-name="P2">Go (upcoming / lerning)</text:p>
      <text:p text:style-name="P2">Kotlin &amp; Java (very interested)</text:p>
      <text:p text:style-name="P2"/>
      <text:p text:style-name="P2"><text:soft-page-break/></text:p>
      <text:p text:style-name="P2">AI &amp; ML</text:p>
      <text:p text:style-name="P2">Python</text:p>
      <text:p text:style-name="P2">NLTK</text:p>
      <text:p text:style-name="P2"/>
      <text:p text:style-name="P2">Testing:</text:p>
      <text:p text:style-name="P2">Jest</text:p>
      <text:p text:style-name="P2">React testing library</text:p>
      <text:p text:style-name="P2"/>
      <text:p text:style-name="P2">Version Control, Communication &amp; Collaboration:</text:p>
      <text:p text:style-name="P2">Git</text:p>
      <text:p text:style-name="P2">GitHub</text:p>
      <text:p text:style-name="P2">Jira</text:p>
      <text:p text:style-name="P2">Trello</text:p>
      <text:p text:style-name="P2">Discord</text:p>
      <text:p text:style-name="P2"/>
      <text:p text:style-name="P2">Real-time Communication:</text:p>
      <text:p text:style-name="P2">Socket.IO</text:p>
      <text:p text:style-name="P2"/>
      <text:p text:style-name="P2">Desktop Application Development:</text:p>
      <text:p text:style-name="P2">Electron</text:p>
      <text:p text:style-name="P2">PyQt</text:p>
      <text:p text:style-name="P2"/>
      <text:p text:style-name="P2">Cloud services &amp; DevOps:<text:line-break/>Azure</text:p>
      <text:p text:style-name="P2">Aws</text:p>
      <text:p text:style-name="P2">Render</text:p>
      <text:p text:style-name="P2">Docker</text:p>
      <text:p text:style-name="P2"/>
      <text:p text:style-name="P2">CMS:</text:p>
      <text:p text:style-name="P2">Shopify</text:p>
      <text:p text:style-name="P2">Wordpress</text:p>
      <text:p text:style-name="P2">Wix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1M37S</meta:editing-duration>
    <meta:editing-cycles>20</meta:editing-cycles>
    <meta:generator>OpenOffice/4.1.14$Win32 OpenOffice.org_project/4114m1$Build-9811</meta:generator>
    <dc:date>2024-03-25T16:28:53.54</dc:date>
    <meta:document-statistic meta:table-count="0" meta:image-count="0" meta:object-count="0" meta:page-count="4" meta:paragraph-count="58" meta:word-count="475" meta:character-count="3332"/>
    <meta:user-defined meta:name="Info 1"/>
    <meta:user-defined meta:name="Info 2"/>
    <meta:user-defined meta:name="Info 3"/>
    <meta:user-defined meta:name="Info 4"/>
  </office:meta>
</office:document-meta>
</file>